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text-align="start" style:justify-single-word="false" style:text-autospace="none"/>
      <style:text-properties style:font-name="Lucida Sans Unicode" fo:font-size="10pt" fo:font-style="italic" style:font-name-asian="CMR10" style:font-size-asian="10pt" style:font-style-asian="italic" style:font-name-complex="CMR10" style:font-size-complex="10pt" style:font-style-complex="italic"/>
    </style:style>
    <style:style style:name="P3" style:family="paragraph" style:parent-style-name="Standard">
      <style:paragraph-properties style:text-autospace="none"/>
      <style:text-properties style:font-name="Lucida Sans Unicode" fo:font-size="10pt" fo:font-style="italic" style:font-name-asian="CMR10" style:font-size-asian="10pt" style:font-style-asian="italic" style:font-name-complex="CMR10" style:font-size-complex="10pt" style:font-style-complex="italic"/>
    </style:style>
    <style:style style:name="P4"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5" style:family="paragraph" style:parent-style-name="Standard">
      <style:paragraph-properties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Standard">
      <style:paragraph-properties style:text-autospace="none"/>
      <style:text-properties style:font-name="Lucida Sans Unicode" fo:font-size="10pt" style:text-underline-style="none" style:font-name-asian="CMR10" style:font-size-asian="10pt" style:font-name-complex="CMR10" style:font-size-complex="10pt"/>
    </style:style>
    <style:style style:name="P7" style:family="paragraph" style:parent-style-name="Standard">
      <style:paragraph-properties style:text-autospace="none"/>
      <style:text-properties style:font-name="Lucida Sans Unicode" fo:font-size="12pt" style:font-name-asian="CMR10" style:font-size-asian="12pt" style:font-name-complex="CMR10" style:font-size-complex="12pt"/>
    </style:style>
    <style:style style:name="P8" style:family="paragraph" style:parent-style-name="Standard">
      <style:text-properties style:font-name="Lucida Sans Unicode" fo:font-style="italic" style:font-style-asian="italic" style:font-style-complex="italic"/>
    </style:style>
    <style:style style:name="P9" style:family="paragraph" style:parent-style-name="Standard">
      <style:paragraph-properties style:text-autospace="none"/>
      <style:text-properties style:font-name="CMR10" fo:font-size="10pt" style:font-name-asian="CMR10" style:font-size-asian="10pt" style:font-name-complex="CMR10"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sumen</text:p>
      <text:p text:style-name="P2">Se pide realizar un programa que conmute diferentes procesos, asignandoles a cada uno</text:p>
      <text:p text:style-name="P2">un tiempo de ejecucion. El multitasker no corre sobre ningun Sistema Operativo,</text:p>
      <text:p text:style-name="P3">se ubica en memoria utilizando un bootloader GRUB. El mismo debe ser implementador para plataformas Intel de 32 bits, en modo protegido.</text:p>
      <text:p text:style-name="P3">El multitasker debe ser preemptivo y tomar como base la interrupcion de hardware correspondiente al timer tick.</text:p>
      <text:p text:style-name="P9"><text:soft-page-break/></text:p>
      <text:p text:style-name="P7">Introduccion</text:p>
      <text:p text:style-name="P4">Para realizar el trabajo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on correspondiente.</text:p>
      <text:p text:style-name="P4">En cuanto al desalojo de procesos, se decicio no utilizar el método provisto por el procesador sino que se implementó uno desde cero.</text:p>
      <text:p text:style-name="P4">La preemptividad del multitasker se asegura dado que los procesos que estan corriendo no pueden hacer nada para evitar se sacados del procesador ya que no participan en esto sino que se utiliza la interrupcion INT08 para determinar cuando un proceso debe desalojar el mismo.</text:p>
      <text:p text:style-name="P4"/>
      <text:p text:style-name="P4">Organización de la entrega</text:p>
      <text:p text:style-name="P4">El codigo para el trabajo practico se divide en 2 grandes partes, la carpeta src, donde se encuentra tanto el codigo fuente C como el codigo fuente de assembler, y la carpeta include donde se guardan los archivos.h. Tanto include como src comparten una subdirectorio llamado drivers donde se encuentra el codigo que maneja los distintos dispositivos (serial, video, tty, teclado). Por otro lado el directorio src provee un subdirectorio de nombre apps donde se aloja tanto el codigo fuente de las aplicaciones del sistema operativo como los header de las mismas.</text:p>
      <text:p text:style-name="P4">Ademas, en el raiz se ubican el Makefile y los subdirectorios de la Imagen del Sistema operativo y el codigo binario del mismo.</text:p>
      <text:p text:style-name="P4"/>
      <text:p text:style-name="P4"/>
      <text:p text:style-name="P4">Contexto de Tareas</text:p>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4"/>
      <text:p text:style-name="P4">Generador de contextos</text:p>
      <text:p text:style-name="P4">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4">Lo que hace es reemplazar el registro ESP por el valor que recibe como parametro y luego pushea el estado de los registros, CS y ESP. <text:s/>Esto se hace para que cuando el scheduler le de el procesador a este proceso, el mismo encuentre su contexto sin inconsistencias. Finalmente retornaen su nombre el valor de ESP a la función createProcess.</text:p>
      <text:p text:style-name="P5"/>
      <text:p text:style-name="P6">Generador de procesos</text:p>
      <text:p text:style-name="P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Vale aclarar que es aquí donde se asignan las prioridades a los procesos para que luego el scheduler decida cuanto tiempo viviran en el procesador.</text:p>
      <text:p text:style-name="P6">Entrada Salida</text:p>
      <text:p text:style-name="P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6">Una vez que el kernel cargó, este le asigna un FD de lectura y un FD de video a la TTY activa, se hablará mas de TTYs en la sección correspondiente.</text:p>
      <text:p text:style-name="P6">Ademas vale destacar que la librería de entrada/salida que se le ofrece al programador del <text:soft-page-break/>sistema operativo (se encuentra en io.c) es bastante completa e implementa las funciones de la conocida stdio de UNIX, lo cual ayuda tambien a facilitar al programador las herramientas para desarrollar al no tener que aprender nuevas funciones.</text:p>
      <text:p text:style-name="P6"/>
      <text:p text:style-name="P6">TTY</text:p>
      <text:p text:style-name="P6">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6"/>
      <text:p text:style-name="P4">Scheduler</text:p>
      <text:p text:style-name="P4">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4">El scheduler esta implementado como una cola circular que cada vez que debe dar el procesador a otro proceso actua de la siguiente manera:</text:p>
      <text:p text:style-name="P4"><text:tab/>Guarda el ESP actual en la estructura del proceso actual.</text:p>
      <text:p text:style-name="P4"><text:tab/>Lee el estado del siguiente proceso en la lista, si el estado del mismo no es <text:tab/><text:tab/><text:tab/><text:tab/>PROC_READY entonces lee el del proximo.</text:p>
      <text:p text:style-name="P4"><text:tab/>Repite el segundo paso hasta encontrar un proceso con estado PROC_READY</text:p>
      <text:p text:style-name="P4"><text:tab/>Retorna el subindice en la cola del nuevo proceso</text:p>
      <text:p text:style-name="P4">En el caso del scheduler con prioridad la implementacion es muy similar</text:p>
      <text:p text:style-name="P4"><text:tab/>Guarda el ESP actual en la estructura del proceso actual.</text:p>
      <text:p text:style-name="P4"><text:tab/>Si el proceso actual estuvo menos tiempo en el procesador del tiempo que debe <text:tab/><text:tab/><text:tab/>entonces lo deja y le suma 1 a la cantidad de time slots que vivio</text:p>
      <text:p text:style-name="P4"><text:tab/>Por el contrario, si ya cumplio su tiempo de vida:</text:p>
      <text:p text:style-name="P4"><text:tab/>Lee el estado del siguiente proceso en la lista, si el estado del mismo no es <text:tab/><text:tab/><text:tab/><text:tab/>PROC_READY entonces lee el del proximo.</text:p>
      <text:p text:style-name="P4"><text:tab/>Repite el tercer paso hasta encontrar un proceso con estado PROC_READY</text:p>
      <text:p text:style-name="P4"><text:tab/>En la estructura que define a este proceso setea su tiempo vivido con 0</text:p>
      <text:p text:style-name="P4"><text:tab/>Retorna el subindice en la cola del nuevo proceso</text:p>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
      <text:p text:style-name="P4">Estado de Procesos</text:p>
      <text:p text:style-name="P4">El estado de los procesos en cualquier momento dado es uno de los siguientes:</text:p>
      <text:p text:style-name="P4"><text:tab/>PROC_BLOQUED</text:p>
      <text:p text:style-name="P4"><text:tab/>PROC_SLEEP_BLOQUED – Para procesos que estan durmiendo</text:p>
      <text:p text:style-name="P4"><text:tab/>PROC_STDIN_BLOQUED – Para procesos que se bloquearon leyendo una entrada vacia</text:p>
      <text:p text:style-name="P4"><text:tab/>PROC_READY – Para procesos que no estan bloqueados ni ejecutandose</text:p>
      <text:p text:style-name="P4"><text:tab/>PROC_EXECUTING – Para procesos que estan ejecutandose</text:p>
      <text:p text:style-name="P4">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4">El Scheduler ofrece además una interface para saber que procesos ocupan el procesador en un momento dado y en que porcentaje, estado de los mismos, etc. La misma se llama con la <text:soft-page-break/>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
      <text:p text:style-name="P4">Intérprete de comandos</text:p>
      <text:p text:style-name="P4">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4"/>
      <text:p text:style-name="P4">Fork</text:p>
      <text:p text:style-name="P4">Este método para la duplicación de procesos fue implementado mediante un syscall.</text:p>
      <text:p text:style-name="P5"/>
      <text:p text:style-name="P4">Procesos en background</text:p>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text:p>
      <text:p text:style-name="P4"/>
      <text:p text:style-name="P4">Administración de memoria</text:p>
      <text:p text:style-name="P4">Se eligio utilizar un modelo flat en cuanto a la unidad de segmentación, ya que al no poder desactivarla, lo mas parecido a eso es definir 4 segmentos diferentes, los cuales son:</text:p>
      <text:p text:style-name="P4"><text:tab/>2 Segmentos de codigo que ocupan toda la memoria cada uno, uno de 16bits y otro de <text:tab/><text:tab/>32 bits.</text:p>
      <text:p text:style-name="P4"><text:tab/>2 Segmentos de datos que ocupan toda la memoria cada uno, uno de 16 bits y otro de <text:tab/><text:tab/>32 bits.</text:p>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p text:style-name="P4"><text:tab/>Se inicializa el modulo de paginación indicandole cuanto espacio ocupa el kernel del<text:tab/><text:tab/><text:tab/>sistema operativo para asignarle a este la cantidad de paginas que necesite, <text:tab/><text:tab/><text:tab/>tambien se informa de la zona de usuario para asignarle las paginas necesarias, <text:tab/><text:tab/>por ultimo, se guarda el directorio de paginas en CR3 y se setea el bit de <text:tab/><text:tab/><text:tab/>paginacion.</text:p>
      <text:p text:style-name="P4"><text:tab/>Cada vez que se pida una nueva pagina, la librería de paginacion busca la primer pagina <text:tab/><text:tab/>vacia y la reserva, asi como tambien otras paginas si ese fuera el caso.</text:p>
      <text:p text:style-name="P4"><text:tab/>Para dar de baja o de alta una pagina basta con setear en el registro de atributos de la <text:tab/><text:tab/>misma el ultimo bit en 0 o 1 dependiendo de si se la quiere dar de baja o de alta.</text:p>
      <text:p text:style-name="P4">Por otro lado, a diferencia del trabajo presentado en “Arquitecturas de computadoras”, se ofrece la posibilidad de pedir memoria dinamicamente, utilizando el ya conocido malloc(). Este funciona de la siguiente manera:</text:p>
      <text:p text:style-name="P4"><text:tab/>Se inicializa el memory manager cuando arranca el sistema operativo, el mismo <text:tab/><text:tab/><text:tab/><text:tab/>contiene información sobre todos los bloques ocupados y libres en cada <text:tab/><text:tab/><text:tab/>momento. La memoria se representa como una lista doble enlazada <text:soft-page-break/>donde cada <text:tab/><text:tab/>bloque apunta al proximo y al anterior. Ademas, para evitar procesamiento inutil, <text:tab/><text:tab/>se mantiene en el header de esta lista la ubicación del primer bloque vacio, lo cual <text:tab/><text:tab/>acelera la alocacion de memoria nueva.</text:p>
      <text:p text:style-name="P4"><text:tab/>Cuando se pide un bloque de memoria el memory manager se fija si tiene suficiente <text:tab/><text:tab/><text:tab/>memoria disponible, si es asi le asigna un bloque al proceso que lo pidio y <text:tab/><text:tab/><text:tab/>actualiza el puntero al primer bloque libre.</text:p>
      <text:p text:style-name="P4"><text:tab/>Cuando se quiere liberar un bloque de memoria basta con setear el flag de free en el <text:tab/><text:tab/><text:tab/>header del mismo. Ademas, para mantener consistente la lista se une el nuevo <text:tab/><text:tab/><text:tab/>bloque libre a sus vecinos si estos estuvieran libres.</text:p>
      <text:p text:style-name="P4"><text:tab/></text:p>
      <text:p text:style-name="P4">Programas de 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5T00:49:07</dc:date>
    <meta:editing-cycles>7</meta:editing-cycles>
    <meta:editing-duration>PT13H30M28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77" meta:word-count="2344" meta:character-count="13728"/>
  </office:meta>
</office:document-meta>
</file>